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color="#3b3d40" style:font-name="Georgia" fo:font-size="10.5pt" style:font-size-asian="10.5pt" style:font-size-complex="10.5pt"/>
    </style:style>
    <style:style style:name="P6" style:family="paragraph" style:parent-style-name="Standard">
      <style:paragraph-properties fo:margin-top="0in" fo:margin-bottom="0in" fo:line-height="100%" fo:text-align="start" style:justify-single-word="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letter-spacing="normal" fo:font-style="normal" fo:font-weight="bold" style:font-weight-asian="bold" style:font-weight-complex="bold"/>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color="#000000"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5" style:family="text">
      <style:text-properties fo:font-variant="normal" fo:text-transform="none" fo:color="#000000" style:font-name="Georgia"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fo:font-variant="normal" fo:text-transform="none" fo:color="#000000" style:font-name="Georgia" fo:letter-spacing="normal" fo:language="en" fo:country="US" fo:font-style="normal" fo:font-weight="normal" style:font-name-asian="Georgia" style:language-asian="none" style:country-asian="none" style:font-name-complex="Georgia" style:language-complex="none" style:country-complex="none"/>
    </style:style>
    <style:style style:name="T7" style:family="text">
      <style:text-properties fo:font-variant="normal" fo:text-transform="none" fo:color="#3b3d40"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8" style:family="text">
      <style:text-properties fo:font-variant="normal" fo:text-transform="none" fo:color="#3b3d40" style:font-name="Georgia"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color="#000000" fo:language="none" fo:country="none" style:font-name-asian="Georgia" style:language-asian="none" style:country-asian="none" style:font-name-complex="Georgia" style:language-complex="none" style:country-complex="none"/>
    </style:style>
    <style:style style:name="T10" style:family="text">
      <style:text-properties fo:color="#000000"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font-style="italic" style:font-style-asian="italic" style:font-style-complex="italic"/>
    </style:style>
    <style:style style:name="T13"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hy Did Jesus Show Up Here?</text:span> </text:p>
      <text:p text:style-name="P2"><text:span text:style-name="T1">Read:</text:span> Isaiah 6:1-3</text:p>
      <text:p text:style-name="P5"><text:span text:style-name="T2">Introduction:</text:span><text:span text:style-name="T3"> <text:s/>The world celebrates Christmas while, at the same time, minimizing or ignoring the Christ of Christmas. <text:s/>It is important that you and I are aware of just why He chose to leave the glories of heaven to reside in the slime pit of this earth. <text:s/>Really? Why do you think He came? <text:s/>First let's talk about...</text:span></text:p>
      <text:p text:style-name="P1"/>
      <text:p text:style-name="P1"><text:span text:style-name="T1">What He left behind:</text:span> We believe that Jesus is co-equal with God the Father; they, along with the person of the Holy Spirit make up the God head that we call the Trinity. <text:s/>Steven describes Him in his vision, just before his death, as “Standing at the Father's right hand.” <text:s/>According to what we read in Isaiah Jesus left a glorious place where angelic beings worshiped him while extolling His holiness. <text:s/>He left a, gilded in gold, pristine place, a sinless and pain free environment. <text:s/>The birthplace, chosen for Him, on earth, was a filthy barn like place, made for animals. <text:s/>He left immeasurable wealth to be born into abject poverty. <text:s/>He left divine royalty to be born into the lowest class of humanity. <text:s/>Why did He do this?</text:p>
      <text:p text:style-name="P1"/>
      <text:p text:style-name="P1"><text:span text:style-name="T1">Great (worldwide) joy:</text:span> <text:span text:style-name="T12">Isn't that what the angels said?</text:span> <text:s/>“<text:span text:style-name="T11">And the angel said unto them, Fear not: for, behold, I bring you good tidings of great joy, which shall be to all people.”</text:span></text:p>
      <text:p text:style-name="P1"><text:span text:style-name="T11"><text:s text:c="2"/>If the purpose of Jesus coming to earth was to bring worldwide joy then that should have happened. <text:s/>Is that what happened when He was born? <text:s/>Oh Mary and Joseph were filled with joy, the shepherds were filled with joy and even the wise men were joy filled. <text:s text:c="2"/>But the rest of the world? <text:s/>Not so much. <text:s/>Herod attempted to murder Him, the leaders in the temple were not happy about Him at all and the other folks on this planet called earth were a mixed bag but the majority of folks were not filled with joy as a result of His arrival.</text:span></text:p>
      <text:p text:style-name="P1"><text:span text:style-name="T11"><text:s text:c="2"/>From the time of Christ's birth up until now; would an honest person say that there has been great worldwide joy? <text:s/>With marriages in distress families falling apart, abortion in the millions, kidnapping and murders. <text:s/>Pornography is a </text:span><text:span text:style-name="T13">multi million</text:span><text:span text:style-name="T11"> dollar business. <text:s/>Trafficking of children and adults for sinful purposes demonstrates a useless searching for joy.</text:span></text:p>
      <text:p text:style-name="P1"/>
      <text:p text:style-name="P1"><text:span text:style-name="T1">Peace on earth:</text:span> <text:span text:style-name="T12">Isn't that what the angels said?</text:span> <text:s/>“<text:span text:style-name="T11">Glory to God in the highest, and on earth peace, good will toward men.” <text:s/>Did His arrival bring peace on this earth? <text:s/>When Joseph and Mary are told to flee to Egypt it certainly wasn't a time of peace. It's hard to even imagine that Herod's response to His birth brought any peace to the families of Galilee. <text:s text:c="2"/></text:span></text:p>
      <text:p text:style-name="P1"><text:span text:style-name="T11"><text:s text:c="2"/>From the time of Christ's birth up until now; would an honest person say</text:span></text:p>
      <text:p text:style-name="P1"><text:span text:style-name="T11">that there has been peace on earth? <text:s/>When you combine the death count from World War I , World War II and the Spanish America War; you do not equal the number of Americans killed in our own Civil War. <text:s/>Add to those numbers all the people killed in the many other wars in the world since the arrival of Christ and it is hard to believe that the purpose of His birth was to bring peace on earth. </text:span></text:p>
      <text:p text:style-name="P6"><text:span text:style-name="T7"><text:s text:c="3"/>Jesus said in Matthew 10:34-35 “</text:span><text:span text:style-name="T4">Think not that I am come to send peace on earth: I came not to send peace, but a sword. <text:s/>For I am come to set a man at variance against his father, and the daughter against her mother, and the daughter in law against her mother in law.”</text:span></text:p>
      <text:p text:style-name="P6"><text:span text:style-name="T4"/></text:p>
      <text:p text:style-name="P6"><text:span text:style-name="T5">If that's not it:</text:span><text:span text:style-name="T4"> <text:s/>If these are not the reason, pastor, then why the incarnation? Why the manger? Why the straw? Why did Jesus live an </text:span><text:span text:style-name="T6">impeccable</text:span><text:span text:style-name="T4"> life? Why the cross? <text:s/>I recently read an article by Dr. Bob Kelley. <text:s/>He said: “Look at that little manger very closely. That straw that pricked His beautiful body was a reminder to the Son of God of the thorns that would someday prick His brow. Think of the wooden manger that reminded Him of the wooden cross that He would carry throughout the streets of Jerusalem. </text:span></text:p>
      <text:p text:style-name="P6"><text:span text:style-name="T4"><text:s text:c="2"/>I see Him in the carpenter's shop as a boy and the hand of Jesus clutching the hammer and the nails that remind Him that one day <text:s/>His hands and His feet would be pierced and punctured with nails.</text:span></text:p>
      <text:p text:style-name="P6"><text:span text:style-name="T4"><text:s text:c="2"/>Everywhere Jesus went in His earthly sojourn there was the shadow of a cross behind Him. His ministry was one of reconciliation and ransom....”</text:span></text:p>
      <text:p text:style-name="P6"><text:span text:style-name="T7"/></text:p>
      <text:p text:style-name="P6"><text:span text:style-name="T8">Why did Jesus come?</text:span><text:span text:style-name="T7"> <text:s/>The angelic messenger revealed to Joseph the reason for Jesus showing up here on earth. <text:s/>He said: “...she shall bring forth a son, and thou shalt call his name JESUS: for he shall save his people from their sins.” <text:s/>Jesus actually came for the purpose of saving men and women from their sin.</text:span></text:p>
      <text:p text:style-name="P6"><text:span text:style-name="T7"><text:s text:c="2"/>The apostle John quotes Jesus when He said: “</text:span><text:span text:style-name="T4">I am come a light into the world, that whosoever believeth on me should not abide in darkness. And if any man hear my words, and believe not, I judge him not: for I came not to judge the world, but to save the world.”</text:span></text:p>
      <text:p text:style-name="P1"/>
      <text:p text:style-name="P1"><text:span text:style-name="T1">Conclude: Text:</text:span> I <text:span text:style-name="T9">Timothy 1:15 “This </text:span><text:span text:style-name="T10">is</text:span><text:span text:style-name="T9"> a faithful saying, and worthy of all acceptation, that Christ Jesus came into the world to save sinners; of whom I am chief.” <text:s/>Paul considered himself the #1 sinner in the world. <text:s/>He believed that Jesus came here to save him. <text:s/>He, as the chiefest of sinners, was the reason that Jesus came to earth. <text:s/>Jesus really is the reason for this sea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8</meta:editing-cycles>
    <meta:creation-date>2014-03-28T17:34:00</meta:creation-date>
    <dc:date>2021-12-31T08:54:43.06</dc:date>
    <meta:editing-duration>P3DT16H23M54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7" meta:word-count="938" meta:character-count="50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